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15fc0d" officeooo:paragraph-rsid="0015fc0d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5fc0d" officeooo:paragraph-rsid="0015fc0d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6e99c" officeooo:paragraph-rsid="0016e99c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16e99c" officeooo:paragraph-rsid="0016e99c" style:font-style-asian="normal" style:font-weight-asian="bold" style:font-style-complex="normal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15fc0d" officeooo:paragraph-rsid="0015fc0d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5fc0d" officeooo:paragraph-rsid="0015fc0d" style:font-style-asian="normal" style:font-weight-asian="normal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8a28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uftipps</text:p>
      <text:p text:style-name="P1"/>
      <text:p text:style-name="P4">Es gibt eine Vielzahl an Literatur, die sich mit dem Lauftraining beschäftigt.</text:p>
      <text:p text:style-name="P4">Ich habe euch auf der Grundlage von Martin Grüning einige Lauftipps zusammengestellt.</text:p>
      <text:p text:style-name="P4">Es handelt sich nur um eine Auswahl. Ich habe mich dabei auch auf meine Erfahrungen als Läufer gestützt.</text:p>
      <text:p text:style-name="P1"/>
      <text:list xml:id="list1545570498" text:style-name="L1">
        <text:list-item>
          <text:p text:style-name="P5">Sprechtest:<text:span text:style-name="T1"> beim Laufen sollte man sich noch problemlos unterhalten können</text:span></text:p>
        </text:list-item>
      </text:list>
      <text:p text:style-name="P2"/>
      <text:list xml:id="list151609176186586" text:continue-numbering="true" text:style-name="L1">
        <text:list-item>
          <text:p text:style-name="P5">Einmal Laufen ist keinmal laufen<text:span text:style-name="T1">: Kontinuität – einmal Laufen in der Woche ist zu wenig – zwei- dreimal mit Pausen</text:span></text:p>
        </text:list-item>
      </text:list>
      <text:p text:style-name="P2"/>
      <text:list xml:id="list151608340070507" text:continue-numbering="true" text:style-name="L1">
        <text:list-item>
          <text:p text:style-name="P5">Laufschuh:<text:span text:style-name="T1"> persönliche Gefühl sollte entscheiden, wenn man den Laufschuh probiert- nicht nur auf Laufbandanalyse und <text:s/>technische Vermessung des Schuhs </text:span><text:span text:style-name="T2">sind entscheidend</text:span></text:p>
        </text:list-item>
      </text:list>
      <text:p text:style-name="P2"/>
      <text:list xml:id="list151609681598566" text:continue-numbering="true" text:style-name="L1">
        <text:list-item>
          <text:p text:style-name="P5">Laufen mit Pausen:<text:span text:style-name="T1"> für Jugendliche gilt die Faustregel: so alt man ist, so viele Minuten sollte man mit laufen beginnen ; wer Probleme hat durchzulaufen, kurze Pausen einlegen</text:span></text:p>
        </text:list-item>
      </text:list>
      <text:p text:style-name="P2"/>
      <text:list xml:id="list151608276239017" text:continue-numbering="true" text:style-name="L1">
        <text:list-item>
          <text:p text:style-name="P5">Langsam beginnen, schnell abschließen:<text:span text:style-name="T1"> nach einigen Minuten erst das Tempo steigern</text:span></text:p>
        </text:list-item>
      </text:list>
      <text:p text:style-name="P2"/>
      <text:list xml:id="list151608922384863" text:continue-numbering="true" text:style-name="L1">
        <text:list-item>
          <text:p text:style-name="P5">Ausatmen nicht vergessen:<text:span text:style-name="T1"> Kräftig ausatmen</text:span></text:p>
        </text:list-item>
      </text:list>
      <text:p text:style-name="P2"/>
      <text:list xml:id="list151608174243405" text:continue-numbering="true" text:style-name="L1">
        <text:list-item>
          <text:p text:style-name="P5">10% Regel:<text:span text:style-name="T1"> Laufumfang in gewissen Abständen steigern</text:span></text:p>
        </text:list-item>
      </text:list>
      <text:p text:style-name="P2"/>
      <text:list xml:id="list151609037303118" text:continue-numbering="true" text:style-name="L1">
        <text:list-item>
          <text:p text:style-name="P5">Laufuntergrund wechseln:<text:span text:style-name="T1"> Wechsel zwischen Sand-,Wald- und Wiesenwege ist ideal, auch mal ein Stück Asphalt laufen</text:span></text:p>
        </text:list-item>
      </text:list>
      <text:p text:style-name="P2"/>
      <text:list xml:id="list151607990404847" text:continue-numbering="true" text:style-name="L1">
        <text:list-item>
          <text:p text:style-name="P5">Zwiebelprinzip bei Kleidung:<text:span text:style-name="T1"> bei schlechter Witterung mehrere Funktionsschichten kombinieren</text:span></text:p>
        </text:list-item>
      </text:list>
      <text:p text:style-name="P2"/>
      <text:list xml:id="list151609449257555" text:continue-numbering="true" text:style-name="L1">
        <text:list-item>
          <text:p text:style-name="P5">Laufpartner suchen:<text:span text:style-name="T1"> gut ist es für die Motivation </text:span>mit einem gleich starken Partner<text:span text:style-name="T1"> zu trainieren</text:span></text:p>
        </text:list-item>
      </text:list>
      <text:p text:style-name="P2"/>
      <text:list xml:id="list151609033207217" text:continue-numbering="true" text:style-name="L1">
        <text:list-item>
          <text:p text:style-name="P5">Körpermitte stärken:<text:span text:style-name="T1"> auch Kraftübungen, v.a. für die Bauch-und Rückenmuskulatur in das Lauftraining oder danach einbauen (z.B. nach dem Lauftraining App „Seven“)</text:span></text:p>
        </text:list-item>
      </text:list>
      <text:p text:style-name="P2"/>
      <text:p text:style-name="P2">Literatur: <text:a xlink:type="simple" xlink:href="http://www.runnersworld.de/training-basiswissen" text:style-name="Internet_20_link" text:visited-style-name="Visited_20_Internet_20_Link">www.runnersworld.de/training-basiswissen</text:a></text:p>
      <text:p text:style-name="P2"/>
      <text:p text:style-name="P3">Auch das Video auf youtube: Lauftipps für Anfänger/ laufen lernen (14:44) ergänzt meine Hinweise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5:02:39.273000000</meta:creation-date>
    <dc:date>2020-04-17T15:16:07.070000000</dc:date>
    <meta:editing-duration>PT10M14S</meta:editing-duration>
    <meta:editing-cycles>2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17" meta:word-count="230" meta:character-count="1605" meta:non-whitespace-character-count="1400"/>
  </office:meta>
</office:document-meta>
</file>